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office:version="1.2">
  <office:body>
    <office:text>
      <text:p text:style-name="Standard">Questão 1 (Percurso 1.1 – Banco de Dados)</text:p>
      <text:p text:style-name="Standard">Qual comando SQL é usado para inserir dados em uma tabela?</text:p>
      <text:p text:style-name="Standard">A) SELECT</text:p>
      <text:p text:style-name="Standard">B) UPDATE</text:p>
      <text:p text:style-name="Standard">C) INSERT *</text:p>
      <text:p text:style-name="Standard">D) CREATE</text:p>
      <text:p text:style-name="Standard">E) ALTER</text:p>
      <text:p text:style-name="Standard">ANSWER: C; Feedback: INSERT INTO é o comando padrão para inserção de registros.</text:p>
      <text:p text:style-name="Standard"/>
      <text:p text:style-name="Standard">Questão 2 (Percurso 1.1 – Banco de Dados)</text:p>
      <text:p text:style-name="Standard">O que é uma transação em banco de dados?</text:p>
      <text:p text:style-name="Standard">A) Uma consulta simples a uma tabela</text:p>
      <text:p text:style-name="Standard">B) Um conjunto de operações tratado como unidade atômica *</text:p>
      <text:p text:style-name="Standard">C) Um tipo especial de índice</text:p>
      <text:p text:style-name="Standard">D) Um procedimento armazenado</text:p>
      <text:p text:style-name="Standard">E) Um backup automático do banco</text:p>
      <text:p text:style-name="Standard">ANSWER: B; Feedback: Transações garantem ACID — Atomicidade, Consistência, Isolamento e Durabilidade.</text:p>
      <text:p text:style-name="Standard"/>
      <text:p text:style-name="Standard">Questão 3 (Percurso 1.1 – Banco de Dados)</text:p>
      <text:p text:style-name="Standard">Qual propriedade ACID garante que os dados não ficam em estado inconsistente após uma falha?</text:p>
      <text:p text:style-name="Standard">A) Atomicidade *</text:p>
      <text:p text:style-name="Standard">B) Consistência</text:p>
      <text:p text:style-name="Standard">C) Isolamento</text:p>
      <text:p text:style-name="Standard">D) Durabilidade</text:p>
      <text:p text:style-name="Standard">E) Concorrência</text:p>
      <text:p text:style-name="Standard"/>
      <text:p text:style-name="Standard">Questão 4 (Percurso 2.2 – NoSQL)</text:p>
      <text:p text:style-name="Standard">Qual banco de dados NoSQL utiliza o modelo de documentos JSON?</text:p>
      <text:p text:style-name="Standard">A) Redis</text:p>
      <text:p text:style-name="Standard">B) Cassandra</text:p>
      <text:p text:style-name="Standard">C) Neo4j</text:p>
      <text:p text:style-name="Standard">D) MongoDB *</text:p>
      <text:p text:style-name="Standard">E) HBase</text:p>
      <text:p text:style-name="Standard">ANSWER: D; Feedback: MongoDB armazena dados como documentos BSON (Binary JSON).</text:p>
      <text:p text:style-name="Standard"/>
      <text:p text:style-name="Standard">Questão 5 (Percurso 2.2 – NoSQL)</text:p>
      <text:p text:style-name="Standard">O teorema CAP afirma que sistemas distribuídos não podem garantir simultaneamente:</text:p>
      <text:p text:style-name="Standard">A) Velocidade, segurança e disponibilidade</text:p>
      <text:p text:style-name="Standard">B) Consistência, disponibilidade e tolerância a partições *</text:p>
      <text:p text:style-name="Standard">C) Escalabilidade, confiabilidade e desempenho</text:p>
      <text:p text:style-name="Standard">D) Leitura, escrita e exclusão simultâneas</text:p>
      <text:p text:style-name="Standard">E) Backup, replicação e sincronização</text:p>
    </office:text>
  </office:body>
</office:document-content>
</file>